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a554" officeooo:paragraph-rsid="0002a554"/>
    </style:style>
    <style:style style:name="P2" style:family="paragraph" style:parent-style-name="Standard">
      <style:text-properties officeooo:rsid="0002a554" officeooo:paragraph-rsid="0003cbc5"/>
    </style:style>
    <style:style style:name="P3" style:family="paragraph" style:parent-style-name="Standard">
      <style:text-properties fo:font-weight="bold" officeooo:rsid="0002a554" officeooo:paragraph-rsid="0002a554" style:font-weight-asian="bold" style:font-weight-complex="bold"/>
    </style:style>
    <style:style style:name="P4" style:family="paragraph" style:parent-style-name="Text_20_body">
      <style:text-properties officeooo:rsid="0003cbc5" officeooo:paragraph-rsid="0003cbc5"/>
    </style:style>
    <style:style style:name="P5" style:family="paragraph" style:parent-style-name="Text_20_body">
      <style:text-properties officeooo:rsid="0003d7ea" officeooo:paragraph-rsid="0003d7ea"/>
    </style:style>
    <style:style style:name="P6" style:family="paragraph" style:parent-style-name="Text_20_body">
      <style:text-properties officeooo:rsid="0003d7ea" officeooo:paragraph-rsid="0003d7ea"/>
    </style:style>
    <style:style style:name="P7" style:family="paragraph" style:parent-style-name="Text_20_body">
      <style:text-properties officeooo:rsid="0006c852" officeooo:paragraph-rsid="0006c852"/>
    </style:style>
    <style:style style:name="P8" style:family="paragraph" style:parent-style-name="Text_20_body">
      <style:text-properties officeooo:rsid="0006c852" officeooo:paragraph-rsid="0008337a"/>
    </style:style>
    <style:style style:name="P9" style:family="paragraph" style:parent-style-name="Text_20_body">
      <style:text-properties officeooo:rsid="0008337a" officeooo:paragraph-rsid="0008337a"/>
    </style:style>
    <style:style style:name="P10" style:family="paragraph" style:parent-style-name="Text_20_body">
      <style:text-properties officeooo:rsid="0008337a" officeooo:paragraph-rsid="000c4995"/>
    </style:style>
    <style:style style:name="P11" style:family="paragraph" style:parent-style-name="Text_20_body">
      <style:text-properties officeooo:rsid="0008343c" officeooo:paragraph-rsid="0008343c"/>
    </style:style>
    <style:style style:name="P12" style:family="paragraph" style:parent-style-name="Text_20_body">
      <style:text-properties officeooo:rsid="000943bf" officeooo:paragraph-rsid="000943bf"/>
    </style:style>
    <style:style style:name="P13" style:family="paragraph" style:parent-style-name="Text_20_body">
      <style:text-properties officeooo:rsid="000a58da" officeooo:paragraph-rsid="000a58da"/>
    </style:style>
    <style:style style:name="P14" style:family="paragraph" style:parent-style-name="Text_20_body">
      <style:text-properties officeooo:rsid="0003cbc5" officeooo:paragraph-rsid="0003cbc5"/>
    </style:style>
    <style:style style:name="P15" style:family="paragraph" style:parent-style-name="Text_20_body">
      <style:text-properties fo:color="#0000ff" style:font-name="DejaVu Sans" fo:font-size="8pt" officeooo:rsid="0008337a" officeooo:paragraph-rsid="0008337a" style:font-size-asian="8pt" style:font-size-complex="8pt"/>
    </style:style>
    <style:style style:name="P16" style:family="paragraph" style:parent-style-name="Text_20_body">
      <style:text-properties fo:color="#0000ff" style:font-name="DejaVu Sans" fo:font-size="8pt" fo:font-style="italic" officeooo:rsid="000943bf" officeooo:paragraph-rsid="000943bf" style:font-size-asian="8pt" style:font-style-asian="italic" style:font-size-complex="8pt" style:font-style-complex="italic"/>
    </style:style>
    <style:style style:name="P17" style:family="paragraph" style:parent-style-name="Text_20_body">
      <style:text-properties fo:color="#000000" style:font-name="Liberation Serif" fo:font-size="12pt" officeooo:rsid="0006c852" officeooo:paragraph-rsid="000e25e0" style:font-size-asian="12pt" style:font-size-complex="12pt"/>
    </style:style>
    <style:style style:name="P18" style:family="paragraph" style:parent-style-name="Text_20_body">
      <style:text-properties fo:color="#000000" style:font-name="DejaVu Sans" fo:font-size="8pt" fo:font-style="normal" officeooo:rsid="000e25e0" officeooo:paragraph-rsid="000e25e0" style:font-size-asian="8pt" style:font-style-asian="normal" style:font-size-complex="8pt" style:font-style-complex="normal"/>
    </style:style>
    <style:style style:name="P19" style:family="paragraph" style:parent-style-name="Text_20_body">
      <style:text-properties officeooo:rsid="000e25e0" officeooo:paragraph-rsid="000e25e0"/>
    </style:style>
    <style:style style:name="P20" style:family="paragraph" style:parent-style-name="Text_20_body">
      <style:text-properties officeooo:rsid="000f0ef6" officeooo:paragraph-rsid="000f0ef6"/>
    </style:style>
    <style:style style:name="T1" style:family="text">
      <style:text-properties officeooo:rsid="0002a554"/>
    </style:style>
    <style:style style:name="T2" style:family="text">
      <style:text-properties officeooo:rsid="0003cbc5"/>
    </style:style>
    <style:style style:name="T3" style:family="text">
      <style:text-properties fo:font-weight="normal" style:font-weight-asian="normal" style:font-weight-complex="normal"/>
    </style:style>
    <style:style style:name="T4" style:family="text">
      <style:text-properties officeooo:rsid="0003d7ea"/>
    </style:style>
    <style:style style:name="T5" style:family="text">
      <style:text-properties officeooo:rsid="0006c852"/>
    </style:style>
    <style:style style:name="T6" style:family="text">
      <style:text-properties officeooo:rsid="0008337a"/>
    </style:style>
    <style:style style:name="T7" style:family="text">
      <style:text-properties officeooo:rsid="0008a985"/>
    </style:style>
    <style:style style:name="T8" style:family="text">
      <style:text-properties style:font-name="DejaVu Sans" fo:font-size="8pt" style:font-size-asian="8pt" style:font-size-complex="8pt"/>
    </style:style>
    <style:style style:name="T9" style:family="text">
      <style:text-properties style:font-name="DejaVu Sans" fo:font-size="8pt" officeooo:rsid="000943bf" style:font-size-asian="8pt" style:font-size-complex="8pt"/>
    </style:style>
    <style:style style:name="T10" style:family="text">
      <style:text-properties style:font-name="Liberation Serif" fo:font-size="12pt" style:font-size-asian="12pt" style:font-size-complex="12pt"/>
    </style:style>
    <style:style style:name="T11" style:family="text">
      <style:text-properties style:font-name="Liberation Serif" fo:font-size="12pt" officeooo:rsid="000e25e0" style:font-size-asian="12pt" style:font-size-complex="12pt"/>
    </style:style>
    <style:style style:name="T12" style:family="text">
      <style:text-properties style:font-name="Liberation Serif" fo:font-size="12pt" officeooo:rsid="000f0ef6" style:font-size-asian="12pt" style:font-size-complex="12pt"/>
    </style:style>
    <style:style style:name="T13" style:family="text">
      <style:text-properties fo:color="#0000ff" style:font-name="DejaVu Sans" fo:font-size="8pt" style:font-size-asian="8pt" style:font-size-complex="8pt"/>
    </style:style>
    <style:style style:name="T14" style:family="text">
      <style:text-properties fo:color="#0000ff" style:font-name="DejaVu Sans" fo:font-size="8pt" officeooo:rsid="000a58da" style:font-size-asian="8pt" style:font-size-complex="8pt"/>
    </style:style>
    <style:style style:name="T15" style:family="text">
      <style:text-properties fo:color="#0000ff" style:font-name="DejaVu Sans" fo:font-size="8pt" officeooo:rsid="0008337a" style:font-size-asian="8pt" style:font-size-complex="8pt"/>
    </style:style>
    <style:style style:name="T16" style:family="text">
      <style:text-properties fo:color="#0000ff" style:font-name="DejaVu Sans" fo:font-size="8pt" officeooo:rsid="000943bf" style:font-size-asian="8pt" style:font-size-complex="8pt"/>
    </style:style>
    <style:style style:name="T17" style:family="text">
      <style:text-properties fo:color="#0000ff" style:font-name="DejaVu Sans" fo:font-size="8pt" style:text-underline-style="none" style:font-size-asian="8pt" style:font-size-complex="8pt"/>
    </style:style>
    <style:style style:name="T18" style:family="text">
      <style:text-properties fo:color="#0000ff" style:font-name="DejaVu Sans" fo:font-size="8pt" style:text-underline-style="none" officeooo:rsid="000a58da" style:font-size-asian="8pt" style:font-size-complex="8pt"/>
    </style:style>
    <style:style style:name="T19" style:family="text">
      <style:text-properties fo:color="#0000ff" style:font-name="DejaVu Sans" fo:font-size="8pt" style:text-underline-style="none" officeooo:rsid="0006c852" style:font-size-asian="8pt" style:font-size-complex="8pt"/>
    </style:style>
    <style:style style:name="T20" style:family="text">
      <style:text-properties style:text-underline-style="solid" style:text-underline-width="auto" style:text-underline-color="font-color" officeooo:rsid="0006c852"/>
    </style:style>
    <style:style style:name="T21" style:family="text">
      <style:text-properties style:text-underline-style="solid" style:text-underline-width="auto" style:text-underline-color="font-color" fo:font-weight="bold" officeooo:rsid="0006c852" style:font-weight-asian="bold" style:font-weight-complex="bold"/>
    </style:style>
    <style:style style:name="T22" style:family="text">
      <style:text-properties style:text-underline-style="none" officeooo:rsid="000e25e0"/>
    </style:style>
    <style:style style:name="T23" style:family="text">
      <style:text-properties officeooo:rsid="000e25e0"/>
    </style:style>
    <style:style style:name="T24" style:family="text">
      <style:text-properties fo:color="#ff3300" style:font-name="DejaVu Sans" fo:font-size="8pt" style:font-size-asian="8pt" style:font-size-complex="8pt"/>
    </style:style>
    <style:style style:name="T25" style:family="text">
      <style:text-properties fo:color="#ff3300" style:font-name="DejaVu Sans" fo:font-size="8pt" officeooo:rsid="0008337a" style:font-size-asian="8pt" style:font-size-complex="8pt"/>
    </style:style>
    <style:style style:name="T26" style:family="text">
      <style:text-properties fo:color="#ff0000" style:font-name="DejaVu Sans" fo:font-size="8pt" style:font-size-asian="8pt" style:font-size-complex="8pt"/>
    </style:style>
    <style:style style:name="T27" style:family="text">
      <style:text-properties fo:color="#000000" fo:font-style="normal" officeooo:rsid="000e25e0" style:font-style-asian="normal" style:font-style-complex="normal"/>
    </style:style>
    <style:style style:name="T28" style:family="text">
      <style:text-properties fo:color="#000000" fo:font-style="normal" style:text-underline-style="none" officeooo:rsid="000e25e0" style:font-style-asian="normal" style:font-style-complex="normal"/>
    </style:style>
    <style:style style:name="T29" style:family="text">
      <style:text-properties fo:color="#000000" style:text-underline-style="none" officeooo:rsid="000e25e0"/>
    </style:style>
    <style:style style:name="T30" style:family="text">
      <style:text-properties officeooo:rsid="000f0ef6"/>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ow to run <text:span text:style-name="T7">u</text:span>BITX_Manager Version 0.97 <text:span text:style-name="T30">with Ubuntu</text:span>.</text:p>
      <text:p text:style-name="P1"/>
      <text:p text:style-name="P1">I use Ubuntu Xenial (16.04) 64bit version on my mainstream laptop and my simple instructions will be based on that.</text:p>
      <text:p text:style-name="P1"/>
      <text:p text:style-name="P1">To run <text:span text:style-name="T30">Ian’s</text:span> <text:span text:style-name="T7">u</text:span>BITX_Manager you need to be <text:s/>on Microsoft's .NET Framework.</text:p>
      <text:p text:style-name="P1">To do that under Linux you need as Ian very well explained to have Mono installed <text:span text:style-name="T30">first</text:span>.</text:p>
      <text:p text:style-name="P1">But what is Mono, one may ask?</text:p>
      <text:p text:style-name="P2">According to <text:a xlink:type="simple" xlink:href="http://www.mono-project.com/" text:style-name="Internet_20_link" text:visited-style-name="Visited_20_Internet_20_Link"><text:span text:style-name="T2">http://www.mono-project.com/</text:span></text:a><text:span text:style-name="T2"> :</text:span></text:p>
      <text:section text:style-name="Sect1" text:name="index-hero">
        <text:section text:style-name="Sect1" text:name="index-teaser">
          <text:p text:style-name="Standard"><text:span text:style-name="Strong_20_Emphasis"><text:span text:style-name="T3">“</text:span></text:span><text:span text:style-name="Strong_20_Emphasis">Mono</text:span> is a software platform designed to allow developers to easily create cross platform applications part of the <text:a xlink:type="simple" xlink:href="http://www.dotnetfoundation.org/" text:style-name="Internet_20_link" text:visited-style-name="Visited_20_Internet_20_Link">.NET Foundation</text:a>. </text:p>
        </text:section>
      </text:section>
      <text:p text:style-name="Text_20_body">Sponsored by <text:a xlink:type="simple" xlink:href="http://www.microsoft.com/" text:style-name="Internet_20_link" text:visited-style-name="Visited_20_Internet_20_Link">Microsoft</text:a>, Mono is an open source implementation of Microsoft's .NET Framework based on the <text:a xlink:type="simple" xlink:href="http://www.mono-project.com/docs/about-mono/languages/ecma/" text:style-name="Internet_20_link" text:visited-style-name="Visited_20_Internet_20_Link">ECMA</text:a> standards for <text:a xlink:type="simple" xlink:href="http://www.mono-project.com/docs/about-mono/languages/csharp/" text:style-name="Internet_20_link" text:visited-style-name="Visited_20_Internet_20_Link">C#</text:a> and the <text:a xlink:type="simple" xlink:href="http://www.mono-project.com/docs/advanced/runtime/" text:style-name="Internet_20_link" text:visited-style-name="Visited_20_Internet_20_Link">Common Language Runtime</text:a>. A growing family of solutions and an active and enthusiastic contributing community is helping position Mono to become the leading choice for development of cross platform applications. “</text:p>
      <text:p text:style-name="P4">Ian covered nicely how to install Mono on RPi that runs Debian Linux, so my explanation is quite similar.</text:p>
      <text:p text:style-name="P4">If you go to <text:a xlink:type="simple" xlink:href="http://www.mono-project.com/download/" text:style-name="Internet_20_link" text:visited-style-name="Visited_20_Internet_20_Link"><text:span text:style-name="T1">http://www.mono-project.com/download/</text:span></text:a><text:span text:style-name="T1"> </text:span>and select Linux, you will get the instructions on how to install Mono on the various major platforms of Linux depending on the version of the OS that you have installed on your machine.</text:p>
      <text:p text:style-name="P4">Instructions are for an installation through command line in Terminal mode. I followed the recipe for Ubuntu 16.04, but one may object that he is not very familiar with playing around with Terminal mode and command line. The good news is that you can do that from <text:span text:style-name="T4">the Unity Search Button on your desktop by selecting the Ubuntu Software Center icon (the equivalent of Google App Store) and typing “mono runtime” in the search box. Then “mono runtime” will be found and all you have to do is to <text:s/>click on the install button. This is as simple as it can go.</text:span></text:p>
      <text:p text:style-name="P5">I had installed Mono about a month ago through the command line process for some other application, so it was there ready waiting for me.</text:p>
      <text:p text:style-name="P5">Then you need to have downloaded the <text:span text:style-name="T7">u</text:span>BITX_Manager version 0.97 from Ian’s Blog or other specified link and have it extracted to a folder, say /<text:span text:style-name="T5">home/ubitx_manager_097/ or whatever name makes better sense to you. I am sure that you are aware that all Linux environments are </text:span><text:span text:style-name="T21">case sensitive</text:span><text:span text:style-name="T5">. You extract the zipped file using Ubuntu’s standard extract utility from the Desktop. If you want to do it from command line, I am sure you know the command!</text:span></text:p>
      <text:p text:style-name="P7">For sanity check, go to <text:span text:style-name="T4">/</text:span>home/ubitx_manager_097/ and see that the two files (uBITX_Manager.exe and uBITX_Manager.exe.config) <text:s/>are there. You can do this operation again from Desktop level.</text:p>
      <text:p text:style-name="P7">For the next step you will need to go into Terminal mode and at command prompt. </text:p>
      <text:p text:style-name="P7"><text:a xlink:type="simple" xlink:href="mailto:kostas@kostas-HP-ProBook-450-G2" text:style-name="Internet_20_link" text:visited-style-name="Visited_20_Internet_20_Link"><text:span text:style-name="T18">ko</text:span></text:a><text:a xlink:type="simple" xlink:href="mailto:kostas@kostas-HP-ProBook-450-G2" text:style-name="Internet_20_link" text:visited-style-name="Visited_20_Internet_20_Link"><text:span text:style-name="T17">stas@kostas-HP-ProBook-450-2</text:span></text:a><text:a xlink:type="simple" xlink:href="mailto:kostas@kostas-HP-ProBook-450-G2" text:style-name="Internet_20_link" text:visited-style-name="Visited_20_Internet_20_Link">G</text:a><text:span text:style-name="T17">:~$</text:span> <text:s text:c="2"/>This is my terminal prompt mode <text:span text:style-name="T6">at /home/ level</text:span>.</text:p>
      <text:p text:style-name="P17"><text:span text:style-name="T22">Type the following:</text:span></text:p>
      <text:p text:style-name="P8"><text:a xlink:type="simple" xlink:href="mailto:kostas@kostas-HP-ProBook-450-G2" text:style-name="Internet_20_link" text:visited-style-name="Visited_20_Internet_20_Link"><text:span text:style-name="T17">kostas@kostas-HP-ProBook-450-G2</text:span></text:a><text:span text:style-name="T13">:~$ </text:span><text:span text:style-name="T25">cd <text:s/></text:span><text:span text:style-name="T24">ubitx_manager_097</text:span> <text:span text:style-name="T6">and hit &lt;Enter&gt;</text:span></text:p>
      <text:p text:style-name="P10">The prompt will change to: <text:a xlink:type="simple" xlink:href="mailto:kostas@kostas-HP-ProBook-450-G2" text:style-name="Internet_20_link" text:visited-style-name="Visited_20_Internet_20_Link"><text:span text:style-name="T19">kostas@kostas-HP-ProBook-450-G2</text:span></text:a><text:span text:style-name="T17">:~/ubitx_manager_097$</text:span></text:p>
      <text:p text:style-name="P9"><text:soft-page-break/>At that level you type and execute the command: <text:s/><text:span text:style-name="T26">mono uBITX_Manager.exe</text:span></text:p>
      <text:p text:style-name="P9">The full line should look like that: <text:span text:style-name="T13">kostas@kostas-HP-ProBook-450-G2:~/ubitx_manager_097$ mono uBITX_Manager.exe</text:span><text:span text:style-name="T8"> </text:span><text:s/>. You hit &lt;Enter&gt; and you get the following warning: </text:p>
      <text:p text:style-name="P15">WARNING: The runtime version supported by this application is unavailable.</text:p>
      <text:p text:style-name="P15">Using default runtime: v4.0.30319 <text:s text:c="3"/></text:p>
      <text:p text:style-name="P19">Attention: runtime version may differ from my <text:span text:style-name="T15">v4.0.30319</text:span> depending on your installation.</text:p>
      <text:p text:style-name="P9">Then the uBITX_Manager window will pop up.</text:p>
      <text:p text:style-name="P11">You are now in business.</text:p>
      <text:p text:style-name="P11">Select the Linux compatibility mode by clicking on it, and then select from the drop down box that is first just below it the port to which you have connected your uBITX transceiver through the USB cable or Raduino board as it exactly is.</text:p>
      <text:p text:style-name="P11">In my case it is USB0. I think Arduino Nano defaults to that.</text:p>
      <text:p text:style-name="P11">Then follow Ian’s well documented instructions <text:span text:style-name="T7">for the Memory Manager.</text:span></text:p>
      <text:p text:style-name="P12">In case you do not wish to play with Terminal to issue the commands you can try the following:</text:p>
      <text:p text:style-name="P12">From the Desktop environment using your favorite editor create a shell executable script like the following:</text:p>
      <text:p text:style-name="P16"><text:span text:style-name="T27">1</text:span><text:span text:style-name="T23">.</text:span>Name= Script to execute uBITX Memory Manager</text:p>
      <text:p text:style-name="P16"><text:span text:style-name="T28">2</text:span><text:span text:style-name="T29">.</text:span># Rename the directory below to match your own home directory where you put uBITX_Manager 0.97 application or <text:span text:style-name="T23"><text:s/></text:span>point to any other directory where you have put the application.</text:p>
      <text:p text:style-name="P18">3.</text:p>
      <text:p text:style-name="P16"><text:span text:style-name="T27">4.</text:span>cd /home/kostas/ubitx_manager_097</text:p>
      <text:p text:style-name="P16"><text:span text:style-name="T27">5.</text:span>mono uBITX_Manager.exe</text:p>
      <text:p text:style-name="P19">Attention: Line numbering is from the editor, provided you have turned that feature on. i.e. you type only the blue text.</text:p>
      <text:p text:style-name="P12">Exit the editor and save at your Desktop with a name like uBITX_Manager.sh</text:p>
      <text:p text:style-name="P12">Then in order to make this file executable right click on it, select <text:span text:style-name="T13">Properties</text:span>, select the Tab <text:span text:style-name="T13">Permissions</text:span> and tick on the box <text:s/><text:span text:style-name="T13">Execute: <text:s/></text:span><text:span text:style-name="T14">Allow executing file as program</text:span></text:p>
      <text:p text:style-name="P13"><text:span text:style-name="T10">Exit from </text:span><text:span text:style-name="T8"><text:s/></text:span><text:span text:style-name="T16">Properties</text:span><text:span text:style-name="T9"> </text:span></text:p>
      <text:p text:style-name="P13"><text:span text:style-name="T10">Now if you double click on the icon, it should open the uBITX_Manager right away.</text:span></text:p>
      <text:p text:style-name="P13"><text:span text:style-name="T10">You may wish to give it a try, </text:span><text:span text:style-name="T11">this is just a mere sug</text:span><text:span text:style-name="T12">g</text:span><text:span text:style-name="T11">estion</text:span><text:span text:style-name="T10">.</text:span></text:p>
      <text:p text:style-name="P20"><text:span text:style-name="T10">73 de Konstantinos, SV1ONW</text:span></text:p>
      <text:p text:style-name="P11"/>
      <text:p text:style-name="P9"/>
      <text:p text:style-name="P9"/>
      <text:p text:style-name="P4"/>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9T20:07:35.096021392</meta:creation-date>
    <meta:editing-duration>PT22M30S</meta:editing-duration>
    <meta:editing-cycles>6</meta:editing-cycles>
    <meta:generator>LibreOffice/5.1.6.2$Linux_X86_64 LibreOffice_project/10m0$Build-2</meta:generator>
    <dc:date>2018-02-09T22:30:23.479055017</dc:date>
    <meta:document-statistic meta:table-count="0" meta:image-count="0" meta:object-count="0" meta:page-count="3" meta:paragraph-count="43" meta:word-count="781" meta:character-count="4795" meta:non-whitespace-character-count="4037"/>
  </office:meta>
</office:document-meta>
</file>